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NPublisherEndpoint.de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PublisherEndpoint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PublisherEndpoint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PublisherEndpoint.WSNPublisherEndpoint( RegisterPublisher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PublisherEndpoint.WSNPublisherEndpoint( RegisterPublisher request , QName service , String 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